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25.7cm" table:align="margins"/>
    </style:style>
    <style:style style:name="Таблица1.A" style:family="table-column">
      <style:table-column-properties style:column-width="12.85cm" style:rel-column-width="32767*"/>
    </style:style>
    <style:style style:name="Таблица1.B" style:family="table-column">
      <style:table-column-properties style:column-width="12.85cm" style:rel-column-width="32768*"/>
    </style:style>
    <style:style style:name="Таблица1.1" style:family="table-row">
      <style:table-row-properties style:min-row-height="0.891cm"/>
    </style:style>
    <style:style style:name="Таблица1.A1" style:family="table-cell">
      <style:table-cell-properties style:writing-mode="page"/>
    </style:style>
    <style:style style:name="Таблица1.2" style:family="table-row">
      <style:table-row-properties style:min-row-height="7.518cm"/>
    </style:style>
    <style:style style:name="Таблица1.3" style:family="table-row">
      <style:table-row-properties style:min-row-height="4.69cm"/>
    </style:style>
    <style:style style:name="P1" style:family="paragraph" style:parent-style-name="Table_20_Contents">
      <style:paragraph-properties fo:text-align="center" style:justify-single-word="false"/>
      <style:text-properties officeooo:rsid="00102560" officeooo:paragraph-rsid="00102560"/>
    </style:style>
    <style:style style:name="P2" style:family="paragraph" style:parent-style-name="Table_20_Contents" style:list-style-name="L1">
      <style:text-properties officeooo:rsid="00102560" officeooo:paragraph-rsid="00102560"/>
    </style:style>
    <style:style style:name="P3" style:family="paragraph" style:parent-style-name="Table_20_Contents" style:list-style-name="L1">
      <style:text-properties officeooo:rsid="00121035" officeooo:paragraph-rsid="00121035"/>
    </style:style>
    <style:style style:name="P4" style:family="paragraph" style:parent-style-name="Table_20_Contents" style:list-style-name="L1">
      <style:text-properties officeooo:rsid="001405d2" officeooo:paragraph-rsid="001405d2"/>
    </style:style>
    <style:style style:name="P5" style:family="paragraph" style:parent-style-name="Table_20_Contents" style:list-style-name="L1">
      <loext:graphic-properties draw:fill="none"/>
      <style:paragraph-properties fo:background-color="transparent" text:number-lines="false" text:line-number="0"/>
      <style:text-properties officeooo:rsid="00102560" officeooo:paragraph-rsid="00102560"/>
    </style:style>
    <style:style style:name="P6" style:family="paragraph" style:parent-style-name="Table_20_Contents" style:list-style-name="L1">
      <loext:graphic-properties draw:fill="none"/>
      <style:paragraph-properties fo:background-color="transparent" text:number-lines="false" text:line-number="0">
        <style:tab-stops>
          <style:tab-stop style:position="0.866cm"/>
        </style:tab-stops>
      </style:paragraph-properties>
      <style:text-properties officeooo:rsid="00102560" officeooo:paragraph-rsid="00102560"/>
    </style:style>
    <style:style style:name="P7" style:family="paragraph" style:parent-style-name="Table_20_Contents" style:list-style-name="L1">
      <loext:graphic-properties draw:fill="none"/>
      <style:paragraph-properties fo:background-color="transparent" text:number-lines="false" text:line-number="0"/>
      <style:text-properties officeooo:rsid="0011a9f6" officeooo:paragraph-rsid="0011a9f6"/>
    </style:style>
    <style:style style:name="P8" style:family="paragraph" style:parent-style-name="Table_20_Contents" style:list-style-name="L1">
      <loext:graphic-properties draw:fill="none"/>
      <style:paragraph-properties fo:background-color="transparent" text:number-lines="false" text:line-number="0">
        <style:tab-stops>
          <style:tab-stop style:position="0.866cm"/>
        </style:tab-stops>
      </style:paragraph-properties>
      <style:text-properties officeooo:rsid="0011a9f6" officeooo:paragraph-rsid="0011a9f6"/>
    </style:style>
    <style:style style:name="P9" style:family="paragraph" style:parent-style-name="Table_20_Contents" style:list-style-name="L1">
      <loext:graphic-properties draw:fill="none"/>
      <style:paragraph-properties fo:background-color="transparent" text:number-lines="false" text:line-number="0"/>
      <style:text-properties officeooo:rsid="00121035" officeooo:paragraph-rsid="00121035"/>
    </style:style>
    <style:style style:name="P10" style:family="paragraph" style:parent-style-name="Table_20_Contents" style:list-style-name="L1">
      <loext:graphic-properties draw:fill="none"/>
      <style:paragraph-properties fo:background-color="transparent" text:number-lines="false" text:line-number="0">
        <style:tab-stops>
          <style:tab-stop style:position="0.866cm"/>
        </style:tab-stops>
      </style:paragraph-properties>
      <style:text-properties officeooo:rsid="00121035" officeooo:paragraph-rsid="00121035"/>
    </style:style>
    <style:style style:name="P11" style:family="paragraph" style:parent-style-name="Table_20_Contents" style:list-style-name="L1">
      <loext:graphic-properties draw:fill="none"/>
      <style:paragraph-properties fo:background-color="transparent" text:number-lines="false" text:line-number="0">
        <style:tab-stops>
          <style:tab-stop style:position="0.866cm"/>
        </style:tab-stops>
      </style:paragraph-properties>
      <style:text-properties officeooo:rsid="0017a292" officeooo:paragraph-rsid="0017a292"/>
    </style:style>
    <style:style style:name="T1" style:family="text">
      <style:text-properties officeooo:rsid="0011a9f6"/>
    </style:style>
    <style:style style:name="T2" style:family="text">
      <style:text-properties officeooo:rsid="0015a1d2"/>
    </style:style>
    <style:style style:name="T3" style:family="text">
      <style:text-properties officeooo:rsid="0017a29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85cm" fo:text-indent="-0.635cm" fo:margin-left="7.2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>Дворец</text:p>
            <text:p text:style-name="P1"/>
          </table:table-cell>
          <table:table-cell table:style-name="Таблица1.A1" office:value-type="string">
            <text:p text:style-name="P1">Зининский</text:p>
          </table:table-cell>
        </table:table-row>
        <table:table-row table:style-name="Таблица1.2">
          <table:table-cell table:style-name="Таблица1.A1" office:value-type="string">
            <text:list xml:id="list1862744690" text:style-name="L1">
              <text:list-item>
                <text:p text:style-name="P5">Красивый</text:p>
              </text:list-item>
              <text:list-item>
                <text:p text:style-name="P5">планировка + своя планировка на 2м этаже</text:p>
              </text:list-item>
              <text:list-item>
                <text:p text:style-name="P5">тоже может быть газ, если не проебем участок</text:p>
              </text:list-item>
              <text:list-item>
                <text:p text:style-name="P5">на газовом участке асфальтная крошка/асфальт</text:p>
              </text:list-item>
              <text:list-item>
                <text:p text:style-name="P7">Кладовка под лестницей (можно сделать)</text:p>
              </text:list-item>
              <text:list-item>
                <text:p text:style-name="P9">Кладовка/гардеробная на 2 этаже</text:p>
              </text:list-item>
            </text:list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Таблица1.A1" office:value-type="string">
            <text:list xml:id="list140018436214550" text:continue-numbering="true" text:style-name="L1">
              <text:list-item>
                <text:p text:style-name="P6">Готовый</text:p>
              </text:list-item>
              <text:list-item>
                <text:p text:style-name="P6">есть газ</text:p>
              </text:list-item>
              <text:list-item>
                <text:p text:style-name="P6">хороший подъезд</text:p>
              </text:list-item>
              <text:list-item>
                <text:p text:style-name="P6">большая придомовая территория</text:p>
              </text:list-item>
              <text:list-item>
                <text:p text:style-name="P6">Вид <text:span text:style-name="T2">на город</text:span></text:p>
              </text:list-item>
              <text:list-item>
                <text:p text:style-name="P8">компактная лестница</text:p>
              </text:list-item>
              <text:list-item>
                <text:p text:style-name="P10">на террасе можно сделать мангальную зону</text:p>
              </text:list-item>
              <text:list-item>
                <text:p text:style-name="P11">близко к городу</text:p>
              </text:list-item>
            </text:list>
          </table:table-cell>
        </table:table-row>
        <table:table-row table:style-name="Таблица1.3">
          <table:table-cell table:style-name="Таблица1.A1" office:value-type="string">
            <text:p text:style-name="Table_20_Contents"/>
            <text:list xml:id="list140018544554927" text:continue-numbering="true" text:style-name="L1">
              <text:list-item>
                <text:p text:style-name="P2">надо ждать</text:p>
              </text:list-item>
              <text:list-item>
                <text:p text:style-name="P2">Артему ссыкотно</text:p>
              </text:list-item>
              <text:list-item>
                <text:p text:style-name="P3">тамбур</text:p>
              </text:list-item>
              <text:list-item>
                <text:p text:style-name="P4"/>
              </text:list-item>
            </text:list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Таблица1.A1" office:value-type="string">
            <text:p text:style-name="Table_20_Contents"/>
            <text:list xml:id="list140017406134349" text:continue-numbering="true" text:style-name="L1">
              <text:list-item>
                <text:p text:style-name="P2"><text:span text:style-name="T1">Маленький </text:span>Сан узел на 1м <text:span text:style-name="T1">этаже</text:span></text:p>
              </text:list-item>
              <text:list-item>
                <text:p text:style-name="P3">Гараж на склоне</text:p>
              </text:list-item>
              <text:list-item>
                <text:p text:style-name="P3">планировка 2го этажа</text:p>
              </text:list-item>
              <text:list-item>
                <text:p text:style-name="P4">окно кабинета выходит в окно к соседям /<text:span text:style-name="T3">кабинет на 2м этаже</text:span></text:p>
              </text:list-item>
            </text:list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0T12:35:07.592934880</meta:creation-date>
    <dc:date>2022-02-20T14:00:17.288902189</dc:date>
    <meta:editing-duration>PT1M56S</meta:editing-duration>
    <meta:editing-cycles>2</meta:editing-cycles>
    <meta:generator>LibreOffice/6.4.7.2$Linux_X86_64 LibreOffice_project/40$Build-2</meta:generator>
    <meta:document-statistic meta:table-count="1" meta:image-count="0" meta:object-count="0" meta:page-count="2" meta:paragraph-count="24" meta:word-count="104" meta:character-count="542" meta:non-whitespace-character-count="483"/>
  </office:meta>
</office:document-meta>
</file>